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3b977" officeooo:paragraph-rsid="0013b977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b977" officeooo:paragraph-rsid="0013b97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b977" officeooo:paragraph-rsid="0016a71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6c45" officeooo:paragraph-rsid="00146c4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6c45" officeooo:paragraph-rsid="00186fd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6c45" officeooo:paragraph-rsid="0018bbb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6c45" officeooo:paragraph-rsid="0019b6c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6c45" officeooo:paragraph-rsid="001b3d1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b977" officeooo:paragraph-rsid="0013b97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6c45" officeooo:paragraph-rsid="00146c4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6c45" officeooo:paragraph-rsid="00186fd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6c45" officeooo:paragraph-rsid="0018bbb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a719" officeooo:paragraph-rsid="00146c4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a719" officeooo:paragraph-rsid="0016a71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a719" officeooo:paragraph-rsid="0018bbb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a719" officeooo:paragraph-rsid="0019b6c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a719" officeooo:paragraph-rsid="001b3d1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bbb4" officeooo:paragraph-rsid="0018bbb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bbb4" officeooo:paragraph-rsid="0019b6c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b6cf" officeooo:paragraph-rsid="0019b6c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3d1b" officeooo:paragraph-rsid="001b3d1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officeooo:rsid="0016a719" officeooo:paragraph-rsid="0018bbb4" style:font-size-asian="10.5pt" style:font-weight-asian="normal" style:font-size-complex="12pt" style:font-weight-complex="normal"/>
    </style:style>
    <style:style style:name="T1" style:family="text">
      <style:text-properties officeooo:rsid="00146c45"/>
    </style:style>
    <style:style style:name="T2" style:family="text">
      <style:text-properties officeooo:rsid="0016a719"/>
    </style:style>
    <style:style style:name="T3" style:family="text">
      <style:text-properties officeooo:rsid="0018bbb4"/>
    </style:style>
    <style:style style:name="T4" style:family="text">
      <style:text-properties officeooo:rsid="0019b6cf"/>
    </style:style>
    <style:style style:name="T5" style:family="text">
      <style:text-properties officeooo:rsid="001b3d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différentes pages <text:span text:style-name="T1">&amp; blocs</text:span></text:p>
      <text:p text:style-name="P2"/>
      <text:p text:style-name="P13"/>
      <text:p text:style-name="P14"/>
      <text:p text:style-name="P4"/>
      <text:p text:style-name="P4">BLOC NAV : (sous l’en-tête)</text:p>
      <text:p text:style-name="P10">-accueil</text:p>
      <text:p text:style-name="P10">-boutique</text:p>
      <text:p text:style-name="P10">-inscription <text:span text:style-name="T4">=&gt; page inscriptions</text:span></text:p>
      <text:p text:style-name="P10">-<text:span text:style-name="T4">connexion =&gt; login/pwd</text:span></text:p>
      <text:p text:style-name="P10">-contact <text:span text:style-name="T4">clients/visiteurs</text:span> <text:span text:style-name="T2">= formulaires</text:span></text:p>
      <text:p text:style-name="P10">-qui sommes-nous</text:p>
      <text:p text:style-name="P10">-<text:span text:style-name="T4">Formulaire de contact</text:span></text:p>
      <text:p text:style-name="P10">-*<text:span text:style-name="T5">Favoris*</text:span></text:p>
      <text:p text:style-name="P10">-*<text:span text:style-name="T5">Mes commandes*</text:span></text:p>
      <text:p text:style-name="P10">-...</text:p>
      <text:p text:style-name="P10"/>
      <text:p text:style-name="P10"/>
      <text:p text:style-name="P10"/>
      <text:p text:style-name="P2">PAGE ACCUEIL :</text:p>
      <text:p text:style-name="P9">-Logo &amp; nom entreprise</text:p>
      <text:p text:style-name="P9">-Bannière promo =&gt; Boutique</text:p>
      <text:p text:style-name="P9">-Présentation du produit (besoin client)</text:p>
      <text:p text:style-name="P10">-BLOC NAV</text:p>
      <text:p text:style-name="P10"/>
      <text:p text:style-name="P10"/>
      <text:p text:style-name="P3">PAGE BOUTIQUE :</text:p>
      <text:p text:style-name="P17"><text:span text:style-name="T4">-Formaions (boutons ancrage)</text:span></text:p>
      <text:p text:style-name="P17"><text:span text:style-name="T4">-bloc NAV</text:span></text:p>
      <text:p text:style-name="P16">-Style Galerie</text:p>
      <text:p text:style-name="P14"/>
      <text:p text:style-name="P14"/>
      <text:p text:style-name="P5">PAGE ADMIN<text:span text:style-name="T3">S</text:span> :</text:p>
      <text:p text:style-name="P19"><text:span text:style-name="T4">-bloc NAV</text:span></text:p>
      <text:p text:style-name="P19">-Pages vides « ADMINISTRATION DU SITE »</text:p>
      <text:p text:style-name="P18"/>
      <text:p text:style-name="P18"/>
      <text:p text:style-name="P6">PAGE PRESENTATION :</text:p>
      <text:p text:style-name="P19"><text:span text:style-name="T4">-bloc NAV</text:span></text:p>
      <text:p text:style-name="P19">-A propos </text:p>
      <text:p text:style-name="P18">-Qui sommes-nous ?</text:p>
      <text:p text:style-name="P18"/>
      <text:p text:style-name="P6">PAGE INSCRIPTION &amp;NEWSLETTER :</text:p>
      <text:p text:style-name="P19"><text:span text:style-name="T4">-bloc NAV</text:span></text:p>
      <text:p text:style-name="P19">-Formulaire d’inscription</text:p>
      <text:p text:style-name="P12">-champ inscription avec radio boutons…</text:p>
      <text:p text:style-name="P15">formulaire…</text:p>
      <text:p text:style-name="P15">-<text:span text:style-name="T3">Checklist : choix inscription news et/ou clientèle</text:span></text:p>
      <text:p text:style-name="P15"/>
      <text:p text:style-name="P22"/>
      <text:p text:style-name="P15"/>
      <text:p text:style-name="P6">PAGE DE CONTACT :</text:p>
      <text:p text:style-name="P20">-bloc NAV</text:p>
      <text:p text:style-name="P18">-Formulaire de contact 1 : contact@cow(d)boys</text:p>
      <text:p text:style-name="P18">-Formulaire de contact 2 : <text:a xlink:type="simple" xlink:href="mailto:client@cow" text:style-name="Internet_20_link" text:visited-style-name="Visited_20_Internet_20_Link">client@cow</text:a>(d)boys</text:p>
      <text:p text:style-name="P18"/>
      <text:p text:style-name="P18"/>
      <text:p text:style-name="P7">FAQ :</text:p>
      <text:p text:style-name="P20">-listes de q /r à la con</text:p>
      <text:p text:style-name="P20"/>
      <text:p text:style-name="P20"/>
      <text:p text:style-name="P8">PAGE « MES COMMANDES » :</text:p>
      <text:p text:style-name="P20">-<text:span text:style-name="T5">Historique des commandes</text:span></text:p>
      <text:p text:style-name="P20">-<text:span text:style-name="T5">Réclamations =&gt; 404 error</text:span></text:p>
      <text:p text:style-name="P20"/>
      <text:p text:style-name="P20"/>
      <text:p text:style-name="P8">PAGE PANIER :</text:p>
      <text:p text:style-name="P21">-Tous nos produits directement dans le panier</text:p>
      <text:p text:style-name="P21">-Valider ma commande =&gt; Page paiement</text:p>
      <text:p text:style-name="P21"/>
      <text:p text:style-name="P21"/>
      <text:p text:style-name="P8">PAGE PAIEMENT :</text:p>
      <text:p text:style-name="P20">-<text:span text:style-name="T5">Formulaire de paiement</text:span></text:p>
      <text:p text:style-name="P20"/>
      <text:p text:style-name="P20"/>
      <text:p text:style-name="P18"/>
      <text:p text:style-name="P20"/>
      <text:p text:style-name="P18"/>
      <text:p text:style-name="P18"/>
      <text:p text:style-name="P18"/>
      <text:p text:style-name="P11"/>
      <text:p text:style-name="P1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1:41:10.618000000</meta:creation-date>
    <dc:date>2017-10-25T13:54:57.406000000</dc:date>
    <meta:editing-duration>PT9M25S</meta:editing-duration>
    <meta:editing-cycles>1</meta:editing-cycles>
    <meta:document-statistic meta:table-count="0" meta:image-count="0" meta:object-count="0" meta:page-count="2" meta:paragraph-count="48" meta:word-count="165" meta:character-count="1048" meta:non-whitespace-character-count="930"/>
    <meta:generator>LibreOffice/5.4.2.2$Windows_X86_64 LibreOffice_project/22b09f6418e8c2d508a9eaf86b2399209b0990f4</meta:generator>
  </office:meta>
</office:document-meta>
</file>